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ecde5" officeooo:paragraph-rsid="000ecde5"/>
    </style:style>
    <style:style style:name="P2" style:family="paragraph" style:parent-style-name="Standard">
      <style:text-properties style:text-underline-style="none" officeooo:rsid="000f85cd" officeooo:paragraph-rsid="000f85cd"/>
    </style:style>
    <style:style style:name="P3" style:family="paragraph" style:parent-style-name="Standard">
      <style:text-properties style:text-underline-style="none" officeooo:rsid="000ecde5" officeooo:paragraph-rsid="000ecde5"/>
    </style:style>
    <style:style style:name="P4" style:family="paragraph" style:parent-style-name="Standard">
      <style:text-properties style:text-underline-style="solid" style:text-underline-width="auto" style:text-underline-color="font-color" officeooo:rsid="000ecde5" officeooo:paragraph-rsid="000ecde5"/>
    </style:style>
    <style:style style:name="P5" style:family="paragraph" style:parent-style-name="Standard">
      <style:text-properties style:text-underline-style="none" officeooo:rsid="0014a1f1" officeooo:paragraph-rsid="0014a1f1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rlos Enguita Lopez<text:span text:style-name="T1"> </text:span></text:p>
      <text:p text:style-name="P2"/>
      <text:p text:style-name="P2">Gastro Cervecería</text:p>
      <text:p text:style-name="P3"/>
      <text:p text:style-name="P1"><text:a xlink:type="simple" xlink:href="https://github.com/celiessh/Cerveceria-Artesanal-Trabajo-1eva.git" text:style-name="Internet_20_link" text:visited-style-name="Visited_20_Internet_20_Link"><text:span text:style-name="T1">https://github.com/celiessh/Cerveceria-Artesanal-Trabajo-1eva.git</text:span></text:a></text:p>
      <text:p text:style-name="P1"><text:a xlink:type="simple" xlink:href="mailto:git@github.com" text:style-name="Internet_20_link" text:visited-style-name="Visited_20_Internet_20_Link">git@github.com</text:a><text:span text:style-name="T1">:celiessh/Cerveceria-Artesanal-Trabajo-1eva.git</text:span></text:p>
      <text:p text:style-name="P3">gh repo clone celiessh/Cerveceria-Artesanal-Trabajo-1eva</text:p>
      <text:p text:style-name="P1"/>
      <text:p text:style-name="P1"/>
      <text:p text:style-name="P1"><text:a xlink:type="simple" xlink:href="https://stackoverflow.com/questions/27268205/how-to-create-virtual-host-on-xampp" text:style-name="Internet_20_link" text:visited-style-name="Visited_20_Internet_20_Link">https://stackoverflow.com/questions/27268205/how-to-create-virtual-host-on-xampp</text:a></text:p>
      <text:p text:style-name="P1"><text:a xlink:type="simple" xlink:href="https://www.cloudways.com/blog/configure-virtual-host-on-windows-10-for-wordpress/" text:style-name="Internet_20_link" text:visited-style-name="Visited_20_Internet_20_Link">https://www.cloudways.com/blog/configure-virtual-host-on-windows-10-for-wordpress/</text:a></text:p>
      <text:p text:style-name="P1"><text:a xlink:type="simple" xlink:href="https://www.mclibre.org/consultar/php/otros/php-configuracion-1.html" text:style-name="Internet_20_link" text:visited-style-name="Visited_20_Internet_20_Link">https://www.mclibre.org/consultar/php/otros/php-configuracion-1.html</text:a></text:p>
      <text:p text:style-name="P1"/>
      <text:p text:style-name="P5">Anotaciones:</text:p>
      <text:p text:style-name="P5">Pensaba en poner aquí cosas como nombre de la base de datos, que era en xampp, que phpmyadmin es con root y sin contraseña, la configuración de archivos de configuración de apache, xampp y el sistema operativo; pero como no lo he podido configurar, lo único que funciona y que se que funciona es home, el inicio de la web, todo lo demás sin testear pues no lo encuentra el servido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1-25T04:00:36.234000000</dc:date>
    <meta:editing-duration>PT3H13M3S</meta:editing-duration>
    <meta:editing-cycles>9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10" meta:word-count="86" meta:character-count="844" meta:non-whitespace-character-count="767"/>
  </office:meta>
</office:document-meta>
</file>